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fo:language="fr" fo:country="FR" fo:font-weight="bold" style:font-size-asian="12pt" style:font-weight-asian="bold"/>
    </style:style>
    <style:style style:name="P2" style:family="paragraph" style:parent-style-name="Standard">
      <style:text-properties style:font-name="Ubuntu" fo:font-size="12pt" fo:language="fr" fo:country="FR" fo:font-weight="normal" style:font-size-asian="12pt" style:font-weight-asian="normal" style:font-name-complex="Ubuntu" style:font-size-complex="12pt" style:font-weight-complex="normal"/>
    </style:style>
    <style:style style:name="P3" style:family="paragraph" style:parent-style-name="Standard">
      <style:text-properties style:font-name="Ubuntu" fo:font-size="12pt" style:font-size-asian="12pt" style:font-name-complex="Ubuntu" style:font-size-complex="12pt"/>
    </style:style>
    <style:style style:name="P4" style:family="paragraph" style:parent-style-name="Standard">
      <style:text-properties style:font-name="Ubuntu" style:font-name-complex="Ubuntu"/>
    </style:style>
    <style:style style:name="P5" style:family="paragraph" style:parent-style-name="Standard">
      <style:text-properties style:use-window-font-color="true" style:font-name="Ubuntu" fo:font-size="12pt" fo:language="fr" fo:country="FR" fo:font-weight="normal" style:font-name-asian="Times New Roman" style:font-size-asian="12pt" style:font-weight-asian="normal" style:font-name-complex="Ubuntu" style:font-size-complex="12pt" style:language-complex="ar" style:country-complex="SA" style:font-weight-complex="normal"/>
    </style:style>
    <style:style style:name="P6" style:family="paragraph" style:parent-style-name="Standard">
      <style:text-properties style:use-window-font-color="true" style:font-name="Arial" fo:font-size="12pt" fo:language="en" fo:country="GB" fo:font-weight="normal" style:font-name-asian="Times New Roman" style:font-size-asian="12pt" style:font-weight-asian="normal" style:font-name-complex="Arial" style:font-size-complex="10pt" style:language-complex="ar" style:country-complex="SA" style:font-weight-complex="normal"/>
    </style:style>
    <style:style style:name="P7" style:family="paragraph" style:parent-style-name="Standard">
      <style:text-properties fo:color="#313739" style:font-name="Monospace" fo:font-size="10pt" fo:language="fr" fo:country="FR" fo:font-weight="normal" style:font-size-asian="10pt" style:font-weight-asian="normal" style:font-name-complex="Monospace" style:font-size-complex="12pt" style:font-weight-complex="normal"/>
    </style:style>
    <style:style style:name="P8" style:family="paragraph" style:parent-style-name="Standard" style:list-style-name="WW8Num2">
      <style:text-properties style:font-name="Ubuntu" fo:font-size="12pt" fo:language="fr" fo:country="FR" fo:font-weight="normal" officeooo:paragraph-rsid="0018c6b1" style:font-size-asian="12pt" style:font-weight-asian="normal" style:font-name-complex="Ubuntu" style:font-size-complex="12pt" style:font-weight-complex="normal"/>
    </style:style>
    <style:style style:name="P9" style:family="paragraph" style:parent-style-name="Standard" style:list-style-name="WW8Num2">
      <style:text-properties style:font-name="Ubuntu" fo:font-size="12pt" fo:language="fr" fo:country="FR" fo:font-weight="normal" officeooo:rsid="0018c6b1" officeooo:paragraph-rsid="0018c6b1" style:font-size-asian="12pt" style:font-weight-asian="normal" style:font-name-complex="Ubuntu" style:font-size-complex="12pt" style:font-weight-complex="normal"/>
    </style:style>
    <style:style style:name="P10" style:family="paragraph" style:parent-style-name="Standard" style:list-style-name="WW8Num3">
      <style:text-properties style:font-name="Ubuntu" fo:font-size="12pt" fo:language="fr" fo:country="FR" fo:font-weight="normal" style:font-size-asian="12pt" style:font-weight-asian="normal" style:font-name-complex="Ubuntu" style:font-size-complex="12pt" style:font-weight-complex="normal"/>
    </style:style>
    <style:style style:name="P11" style:family="paragraph" style:parent-style-name="Standard" style:list-style-name="WW8Num4">
      <style:text-properties style:font-name="Ubuntu" fo:font-size="12pt" fo:language="fr" fo:country="FR" fo:font-weight="normal" style:font-size-asian="12pt" style:font-weight-asian="normal" style:font-name-complex="Ubuntu" style:font-size-complex="12pt" style:font-weight-complex="normal"/>
    </style:style>
    <style:style style:name="P12" style:family="paragraph" style:parent-style-name="Heading_20_3" style:master-page-name="Standard">
      <style:paragraph-properties fo:margin-top="0.423cm" fo:margin-bottom="0.106cm" loext:contextual-spacing="false" style:page-number="auto"/>
      <style:text-properties style:font-name="Ubuntu" fo:font-size="12pt" fo:language="fr" fo:country="FR" fo:font-weight="normal" style:font-size-asian="12pt" style:font-weight-asian="normal" style:font-name-complex="Ubuntu" style:font-size-complex="12pt" style:font-weight-complex="normal"/>
    </style:style>
    <style:style style:name="T1" style:family="text">
      <style:text-properties style:font-name="Ubuntu" fo:font-size="12pt" fo:language="fr" fo:country="FR" fo:font-weight="normal" style:font-size-asian="12pt" style:font-weight-asian="normal" style:font-name-complex="Ubuntu" style:font-size-complex="12pt" style:font-weight-complex="normal"/>
    </style:style>
    <style:style style:name="T2" style:family="text">
      <style:text-properties style:font-name="Ubuntu" fo:font-size="12pt" fo:language="fr" fo:country="FR" fo:font-weight="normal" officeooo:rsid="0019d4f7" style:font-size-asian="12pt" style:font-weight-asian="normal" style:font-name-complex="Ubuntu" style:font-size-complex="12pt" style:font-weight-complex="normal"/>
    </style:style>
    <style:style style:name="T3" style:family="text">
      <style:text-properties style:font-name="Ubuntu" fo:font-size="12pt" fo:language="fr" fo:country="FR" fo:font-weight="normal" style:font-name-asian="Ubuntu" style:font-size-asian="12pt" style:font-weight-asian="normal" style:font-name-complex="Ubuntu" style:font-size-complex="12pt" style:font-weight-complex="normal"/>
    </style:style>
    <style:style style:name="T4" style:family="text">
      <style:text-properties style:font-name="Ubuntu" fo:language="fr" fo:country="FR"/>
    </style:style>
    <style:style style:name="T5" style:family="text">
      <style:text-properties style:font-name="Ubuntu" fo:language="fr" fo:country="FR" officeooo:rsid="0019d4f7"/>
    </style:style>
    <style:style style:name="T6" style:family="text">
      <style:text-properties style:font-name="Arial" fo:language="en" fo:country="GB" style:font-name-complex="Arial" style:font-size-complex="10pt"/>
    </style:style>
    <style:style style:name="T7" style:family="text">
      <style:text-properties officeooo:rsid="001b0b5b"/>
    </style:style>
    <style:style style:name="T8" style:family="text">
      <style:text-properties officeooo:rsid="001c74dc"/>
    </style:style>
    <style:style style:name="T9" style:family="text">
      <style:text-properties officeooo:rsid="001ddb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67989404910296493" text:style-name="WW8Num1">
        <text:list-item>
          <text:list>
            <text:list-item>
              <text:list>
                <text:list-item>
                  <text:h text:style-name="P12" text:outline-level="3">Système : Réservation d'un billet d'avion</text:h>
                </text:list-item>
              </text:list>
            </text:list-item>
          </text:list>
        </text:list-item>
      </text:list>
      <text:p text:style-name="P2"/>
      <text:p text:style-name="P2">Reprendre les personas du cours : </text:p>
      <text:p text:style-name="P2"/>
      <text:p text:style-name="Standard"><text:span text:style-name="T3">→ </text:span><text:span text:style-name="T1">M. Didier Levi, responsable France d'une banque dont la maison mère est a Dubaï. Il ne prend pas de vacances mais voyage beaucoup pour les affaires. Il évite au maximum de toucher un ordinateur mais passe volontier par son smartphone dès qu'il est dans le taxi.</text:span></text:p>
      <text:p text:style-name="P2"/>
      <text:p text:style-name="Standard"><text:span text:style-name="T3">→ </text:span><text:span text:style-name="T1">Mme. Cathy Battista, niçoise 55 ans, travail comme cuisinière en collectivité depuis 35 ans pour une petite paye. Elle essaye de prendre l'avion une fois par an pour rendre visite à ses petits enfants en normandie. Elle a un téléphone a clapet et n'utilise que l'ordinateur de son travail.</text:span></text:p>
      <text:p text:style-name="P2"/>
      <text:p text:style-name="P2">La tâche étudiée : « prendre un billet d'avion »</text:p>
      <text:p text:style-name="Heading_20_2">Partie 1 : Diagramme <text:span text:style-name="T9">Hiérarchique</text:span> de tâches</text:p>
      <text:p text:style-name="P2"/>
      <text:p text:style-name="P2">Décomposer la tâche principale en sous tâche et décrire le scénario.</text:p>
      <text:p text:style-name="P2"/>
      <text:list xml:id="list2968337130900331359" text:style-name="WW8Num2">
        <text:list-item>
          <text:p text:style-name="P8">Prendre un billet d'avion</text:p>
          <text:list>
            <text:list-item>
              <text:p text:style-name="P9">…</text:p>
            </text:list-item>
          </text:list>
        </text:list-item>
      </text:list>
      <text:p text:style-name="P2"/>
      <text:p text:style-name="P2">Adapter ce scénario pour qu'il prenne en compte les spécificités des personas. Quels sont les tâches </text:p>
      <text:list xml:id="list213100327541088601" text:style-name="WW8Num3">
        <text:list-item>
          <text:p text:style-name="P10">obligatoires, </text:p>
        </text:list-item>
      </text:list>
      <text:list xml:id="list2450730822122450038" text:style-name="WW8Num4">
        <text:list-item>
          <text:p text:style-name="P11">facultatives,</text:p>
        </text:list-item>
        <text:list-item>
          <text:p text:style-name="P11">récurentes</text:p>
        </text:list-item>
      </text:list>
      <text:p text:style-name="P2"/>
      <text:p text:style-name="P2">Quel conclusion pouvez vous en tirer pour votre interface ?</text:p>
      <text:p text:style-name="P2"/>
      <text:p text:style-name="P2"/>
      <text:p text:style-name="Heading_20_2">Partie 2 : Prototypage</text:p>
      <text:p text:style-name="P2"/>
      <text:p text:style-name="P2">Nous allons réaliser un prototype de chaques étapes de la réservation.</text:p>
      <text:p text:style-name="P2"/>
      <text:p text:style-name="P2">Qu'est ce que vous voulez tester ? Quels parties de l'interface sont a soigner particulièrement.</text:p>
      <text:p text:style-name="P2"/>
      <text:p text:style-name="P2">Réaliser un storyboard (croquis).</text:p>
      <text:p text:style-name="P2"/>
      <text:p text:style-name="Heading_20_2">Partie 3 : Outil en ligne</text:p>
      <text:p text:style-name="P2"/>
      <text:p text:style-name="Text_20_body"><text:span text:style-name="T1">Reproduisez vos croquis sur un outil </text:span><text:span text:style-name="T2">(</text:span><text:span text:style-name="T1">en ligne</text:span><text:span text:style-name="T2">)</text:span><text:span text:style-name="T1"> qui vous permet de les exporter </text:span><text:span text:style-name="T4">(</text:span><text:span text:style-name="T5">en ligne : </text:span><text:a xlink:type="simple" xlink:href="https://wireframe.cc/" text:style-name="Internet_20_link" text:visited-style-name="Visited_20_Internet_20_Link"><text:span text:style-name="Internet_20_link"><text:span text:style-name="T4">https://wireframe.cc/</text:span></text:span></text:a><text:span text:style-name="T4">, </text:span><text:a xlink:type="simple" xlink:href="http://mocknow.com/" text:style-name="Internet_20_link" text:visited-style-name="Visited_20_Internet_20_Link"><text:span text:style-name="Internet_20_link"><text:span text:style-name="T4">http://mocknow.com</text:span></text:span></text:a><text:span text:style-name="T4">, </text:span><text:a xlink:type="simple" xlink:href="http://cacoo.com/" text:style-name="Internet_20_link" text:visited-style-name="Visited_20_Internet_20_Link"><text:span text:style-name="Internet_20_link"><text:span text:style-name="T4">http://cacoo.com</text:span></text:span></text:a><text:span text:style-name="T4">, </text:span><text:soft-page-break/><text:a xlink:type="simple" xlink:href="http://lumzy.com/" text:style-name="Internet_20_link" text:visited-style-name="Visited_20_Internet_20_Link"><text:span text:style-name="Internet_20_link"><text:span text:style-name="T4">http://lumzy.com/</text:span></text:span></text:a><text:span text:style-name="T4">, </text:span><text:a xlink:type="simple" xlink:href="http://framebox.org/" text:style-name="Internet_20_link" text:visited-style-name="Visited_20_Internet_20_Link"><text:span text:style-name="Internet_20_link"><text:span text:style-name="T4">http://framebox.org/</text:span></text:span></text:a><text:span text:style-name="T4"> … </text:span><text:span text:style-name="T5">hors ligne : inksape, balsamiq, gimp, libre office, visuel studio…</text:span><text:span text:style-name="T4">).</text:span></text:p>
      <text:p text:style-name="P2"/>
      <text:p text:style-name="P2">Réalisez un slide shows avec ces croquis.</text:p>
      <text:p text:style-name="P2"/>
      <text:p text:style-name="Heading_20_2">Partie 4 : Faites le tester !</text:p>
      <text:p text:style-name="P5"/>
      <text:p text:style-name="P5">Difficile de tester sans vrais utilisateurs… <text:span text:style-name="T7">Réalisez</text:span> un personna, essayez de faire preuve d'empathie pour faire un test.</text:p>
      <text:p text:style-name="P5"/>
      <text:p text:style-name="P5">Notez vos remarques.</text:p>
      <text:p text:style-name="P5"/>
      <text:p text:style-name="Heading_20_2">Partie 5 : <text:span text:style-name="T6">«Fitts Law»</text:span></text:p>
      <text:p text:style-name="P6"/>
      <text:p text:style-name="P5">Observer le système de navigation suivant :</text:p>
      <text:p text:style-name="P5">http://codepen.io/nathanaelmartel/pen/PPNoBY</text:p>
      <text:p text:style-name="P7"/>
      <text:p text:style-name="P3">Quels problèmes ergonomiques peuvent-être améliorés (taille / distance) ?</text:p>
      <text:p text:style-name="P4"/>
      <text:p text:style-name="P2">Corrigez-<text:span text:style-name="T8">l</text:span>es (sur codepen en utilisant «fork») et mettez votre URL ic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Symbol" svg:font-family="Symbol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class="text"/>
    <style:style style:name="Heading_20_2" style:display-name="Heading 2" style:family="paragraph" style:parent-style-name="Heading" style:next-style-name="Text_20_body" style:class="text"/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next-style-name="Text_20_body" style:class="chapter"/>
    <style:style style:name="Subtitle" style:family="paragraph" style:parent-style-name="Heading" style:next-style-name="Text_20_body" style:class="chapter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language="fr" fo:country="FR" fo:font-weight="bold" style:font-size-asian="12pt" style:font-weight-asian="bold"/>
    </style:style>
    <style:page-layout style:name="Mpm1">
      <style:page-layout-properties fo:page-width="21.001cm" fo:page-height="29.7cm" style:num-format="1" style:print-orientation="portrait" fo:margin-top="1.27cm" fo:margin-bottom="2.54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D 2 — Interface Homme Mach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cussion is an important part of this practical, so you will learn more if you do it in a scheduled lab, and less if skim through it on your own</dc:title>
    <meta:initial-creator>Dept of Computing Science</meta:initial-creator>
    <meta:creation-date>2005-02-04T17:25:00</meta:creation-date>
    <dc:creator>Nathanaël Martel</dc:creator>
    <dc:date>2016-09-15T10:12:59.237910425</dc:date>
    <meta:print-date>2005-02-04T14:42:00</meta:print-date>
    <meta:editing-cycles>41</meta:editing-cycles>
    <meta:editing-duration>PT16H48M24S</meta:editing-duration>
    <meta:generator>LibreOffice/5.1.4.2$Linux_X86_64 LibreOffice_project/10m0$Build-2</meta:generator>
    <meta:document-statistic meta:table-count="0" meta:image-count="0" meta:object-count="0" meta:page-count="2" meta:paragraph-count="30" meta:word-count="322" meta:character-count="2019" meta:non-whitespace-character-count="1728"/>
  </office:meta>
</office:document-meta>
</file>